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3da89d" officeooo:paragraph-rsid="00466c36" style:font-name-complex="Times New Roman"/>
    </style:style>
    <style:style style:name="P25" style:family="paragraph" style:parent-style-name="Standard">
      <style:text-properties fo:color="#0000ff" style:font-name="Times New Roman" officeooo:rsid="0053e2c1" officeooo:paragraph-rsid="00466c36" style:font-name-complex="Times New Roman"/>
    </style:style>
    <style:style style:name="P26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7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8" style:family="paragraph" style:parent-style-name="Standard">
      <style:text-properties fo:font-weight="bold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2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3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5" style:family="paragraph" style:parent-style-name="Standard">
      <style:text-properties fo:color="#ff3333" style:font-name="Times New Roman" officeooo:rsid="003cd5b7" style:font-name-complex="Times New Roman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4758f"/>
    </style:style>
    <style:style style:name="T37" style:family="text">
      <style:text-properties officeooo:rsid="00434b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9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642870750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642870750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642870750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642870750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642870750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642870750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642870750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642870750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64287075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8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8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8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9 </text:span>REQ #1</text:p>
          </table:table-cell>
        </table:table-row>
        <table:table-row table:style-name="Table1.1">
          <table:table-cell table:style-name="Table1.A2" office:value-type="string">
            <text:p text:style-name="P28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Re<text:span text:style-name="T14">zultati</text:span>:</text:p>
          </table:table-cell>
          <table:table-cell table:style-name="Table1.B6" office:value-type="string">
            <text:p text:style-name="Standard"><field:fieldmark text:name="__Fieldmark__194_164287075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1642870750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8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0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6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6">Procedura za podešavanje</text:span>:</text:p>
          </table:table-cell>
          <table:table-cell table:style-name="Table1.B10" table:number-columns-spanned="3" office:value-type="string">
            <text:p text:style-name="P27">- Obezbediti funkcionalnost test baze podataka</text:p>
            <text:p text:style-name="P27">- Pozicionirati se u root direktorijum projekta koristeći terminal</text:p>
            <text:p text:style-name="P27">- <text:span text:style-name="T24">Pokrenuti aplikaciju koristeći komande "mvn" i "gulp"</text:span></text:p>
            <text:p text:style-name="P27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1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9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3">Specifikacija</text:p>
            <text:p text:style-name="P32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9</text:span>” <text:span text:style-name="T35">u trajanju 10.01.2017. - 12.01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8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5, u polje “Zadaci” 25, za polje “IspitniRok” odabrati “z9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21">Očekivani reziltati testa</text:span>:</text:p>
          </table:table-cell>
          <table:table-cell table:style-name="Table1.B20" table:number-columns-spanned="3" office:value-type="string">
            <text:p text:style-name="P25">Uspešnim izvršavanjem testa (pass) se smatra situacija kada <text:span text:style-name="T37">se </text:span>nakon pritiska na dugme “Save” pojavi poruka o <text:span text:style-name="T37">uspešno kreiranoj ispitnoj prijavi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4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22">Specifikacija izlaza</text:span>:</text:p>
          </table:table-cell>
          <table:table-cell table:style-name="Table1.B22" table:number-columns-spanned="3" office:value-type="string">
            <text:p text:style-name="P24">Nakon izvršavanja testa se pojavilo obaveštenje o <text:span text:style-name="T37">uspešno kreiranoj ispitnoj prijavi</text:span>. Test je <text:span text:style-name="T37">prošao</text:span>.</text:p>
            <text:p text:style-name="P24"><text:span text:style-name="T37">Ne k</text:span>onstatuje se bug u softveru.</text:p>
          </table:table-cell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7:16.229091074</dc:date>
    <meta:editing-cycles>42</meta:editing-cycles>
    <meta:editing-duration>PT45M15S</meta:editing-duration>
    <meta:generator>LibreOffice/4.2.8.2$Linux_X86_64 LibreOffice_project/420m0$Build-2</meta:generator>
    <meta:document-statistic meta:table-count="2" meta:image-count="0" meta:object-count="0" meta:page-count="3" meta:paragraph-count="76" meta:word-count="482" meta:character-count="3195" meta:non-whitespace-character-count="2721"/>
  </office:meta>
</office:document-meta>
</file>